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7ac" officeooo:paragraph-rsid="000017ac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 <office:annotation office:name="__Annotation__2_1907439360"><dc:creator>&lt;анонимный&gt;</dc:creator><dc:date>2017-10-26T14:10:32</dc:date><text:p text:style-name="P2"><text:span text:style-name="T1">Текст комментария</text:span></text:p></office:annotation>This is commented text.<office:annotation-end office:name="__Annotation__2_1907439360"/> Bye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9S</meta:editing-duration>
    <meta:editing-cycles>4</meta:editing-cycles>
    <meta:generator>LibreOffice/5.1.1.3$Windows_X86_64 LibreOffice_project/89f508ef3ecebd2cfb8e1def0f0ba9a803b88a6d</meta:generator>
    <dc:date>2017-10-26T14:11:01.400000000</dc:date>
    <meta:document-statistic meta:table-count="0" meta:image-count="0" meta:object-count="0" meta:page-count="1" meta:paragraph-count="1" meta:word-count="8" meta:character-count="47" meta:non-whitespace-character-count="40"/>
    <meta:user-defined meta:name="Info 1"/>
    <meta:user-defined meta:name="Info 2"/>
    <meta:user-defined meta:name="Info 3"/>
    <meta:user-defined meta:name="Info 4"/>
  </office:meta>
</office:document-meta>
</file>